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57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1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c06e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b454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aad94c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aad94c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c06e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636a72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3889in" style:font-size-asian="0.13889in" style:font-size-complex="0.13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20">
      <style:text-properties fo:font-variant="normal" fo:text-transform="none" fo:color="#ffc06e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aad94c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c06e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636a72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636a72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636a72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636a72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636a72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c06e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636a72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3889in" style:font-size-asian="0.13889in" style:font-size-complex="0.13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33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c06e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c06e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29668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636a72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29668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d2a6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636a72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c06e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c06e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aad94c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29668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d2a6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b454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29668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b454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aad94c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77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aad94c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c06e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d2a6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29668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b454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aad94c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8f40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d2a6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29668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bfbdb6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8a8a8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b454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919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variable" style:font-pitch-asian="variable" style:font-pitch-complex="variable" fo:font-size="0.15972in" style:font-size-asian="0.15972in" style:font-size-complex="0.15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Типы данных JS" draw:style-name="a565" draw:master-page-name="Master1-Layout7-blank-Пустой-слайд" presentation:presentation-page-layout-name="Master1-PPL7" draw:id="Slide-256">
        <draw:frame draw:id="id73" presentation:style-name="a568" draw:name="Заголовок 1" svg:x="0.55118in" svg:y="0.24724in" svg:width="9.92087in" svg:height="1.03504in" presentation:class="title" presentation:placeholder="false">
          <draw:text-box>
            <text:p text:style-name="a567" text:class-names="" text:cond-style-name=""><text:span text:style-name="a566" text:class-names="">Типы данных JS</text:span></text:p>
          </draw:text-box>
          <svg:title/>
          <svg:desc/>
        </draw:frame>
        <draw:frame draw:id="id74" presentation:style-name="a571" draw:name="Подзаголовок 2" svg:x="0.55118in" svg:y="1.21102in" svg:width="3.97638in" svg:height="0.99724in" presentation:class="subtitle" presentation:placeholder="false">
          <draw:text-box>
            <text:p text:style-name="a570" text:class-names="" text:cond-style-name=""><text:span text:style-name="a569" text:class-names="">Простые Типы</text:span></text:p>
          </draw:text-box>
          <svg:title/>
          <svg:desc/>
        </draw:frame>
        <draw:frame draw:id="id75" draw:style-name="a574" draw:name="TextBox 3" svg:x="4.92126in" svg:y="1.25394in" svg:width="3.14961in" svg:height="0.91142in">
          <draw:text-box>
            <text:p text:style-name="a573" text:class-names="" text:cond-style-name=""><text:span text:style-name="a572" text:class-names="">Объекты</text:span></text:p>
          </draw:text-box>
          <svg:title/>
          <svg:desc/>
        </draw:frame>
        <draw:frame draw:id="id76" draw:style-name="a577" draw:name="TextBox 4" svg:x="3.34646in" svg:y="4.52756in" svg:width="3.97638in" svg:height="1.49567in">
          <draw:text-box>
            <text:p text:style-name="a576" text:class-names="" text:cond-style-name=""><text:span text:style-name="a575" text:class-names="">Для добавления текста щёлкните мышью</text:span></text:p>
          </draw:text-box>
          <svg:title/>
          <svg:desc/>
        </draw:frame>
        <draw:frame draw:id="id77" draw:style-name="a594" draw:name="TextBox 5" svg:x="0.72402in" svg:y="2.3622in" svg:width="3.01614in" svg:height="2.33819in">
          <draw:text-box>
            <text:p text:style-name="a579" text:class-names="" text:cond-style-name=""><text:span text:style-name="a578" text:class-names="">Числа 1,2,3</text:span></text:p>
            <text:p text:style-name="a581" text:class-names="" text:cond-style-name=""><text:span text:style-name="a580" text:class-names="">Строки «string», «name»</text:span></text:p>
            <text:p text:style-name="a583" text:class-names="" text:cond-style-name=""><text:span text:style-name="a582" text:class-names="">Логические (boolean)</text:span></text:p>
            <text:p text:style-name="a585" text:class-names="" text:cond-style-name=""><text:span text:style-name="a584" text:class-names="">true/false</text:span></text:p>
            <text:p text:style-name="a587" text:class-names="" text:cond-style-name=""><text:span text:style-name="a586" text:class-names="">null</text:span></text:p>
            <text:p text:style-name="a589" text:class-names="" text:cond-style-name=""><text:span text:style-name="a588" text:class-names="">undefined</text:span></text:p>
            <text:p text:style-name="a591" text:class-names="" text:cond-style-name=""><text:span text:style-name="a590" text:class-names="">Symbol</text:span></text:p>
            <text:p text:style-name="a593" text:class-names="" text:cond-style-name=""><text:span text:style-name="a592" text:class-names="">BigInt</text:span></text:p>
          </draw:text-box>
          <svg:title/>
          <svg:desc/>
        </draw:frame>
        <draw:frame draw:id="id78" draw:style-name="a605" draw:name="TextBox 6" svg:x="5.50709in" svg:y="3.02913in" svg:width="2.95748in" svg:height="1.49843in">
          <draw:text-box>
            <text:p text:style-name="a596" text:class-names="" text:cond-style-name=""><text:span text:style-name="a595" text:class-names="">Массивы [ ]</text:span></text:p>
            <text:p text:style-name="a598" text:class-names="" text:cond-style-name=""><text:span text:style-name="a597" text:class-names="">Функции function</text:span></text:p>
            <text:p text:style-name="a600" text:class-names="" text:cond-style-name=""><text:span text:style-name="a599" text:class-names="">Объекты Даты</text:span></text:p>
            <text:p text:style-name="a602" text:class-names="" text:cond-style-name=""><text:span text:style-name="a601" text:class-names="">Регулярные выражения</text:span></text:p>
            <text:p text:style-name="a604" text:class-names="" text:cond-style-name=""><text:span text:style-name="a603" text:class-names="">Ошибки</text:span></text:p>
          </draw:text-box>
          <svg:title/>
          <svg:desc/>
        </draw:frame>
        <draw:frame draw:id="id79" draw:style-name="a608" draw:name="TextBox 7" svg:x="5.51181in" svg:y="2.3622in" svg:width="1.89606in" svg:height="0.37874in">
          <draw:text-box>
            <text:p text:style-name="a607" text:class-names="" text:cond-style-name=""><text:span text:style-name="a606" text:class-names="">Спец.Объекты</text:span></text:p>
          </draw:text-box>
          <svg:title/>
          <svg:desc/>
        </draw:frame>
        <draw:frame draw:id="id80" draw:style-name="a611" draw:name="TextBox 8" svg:x="8.47913in" svg:y="2.37717in" svg:width="2.34764in" svg:height="0.37874in">
          <draw:text-box>
            <text:p text:style-name="a610" text:class-names="" text:cond-style-name=""><text:span text:style-name="a609" text:class-names="">Обычные объекты</text:span></text:p>
          </draw:text-box>
          <svg:title/>
          <svg:desc/>
        </draw:frame>
        <presentation:notes draw:style-name="a617">
          <draw:frame draw:id="id81" draw:style-name="a614" draw:name="Номер слайда 6" svg:x="4.67953in" svg:y="11.10827in" svg:width="3.5878in" svg:height="0.58425in">
            <draw:text-box>
              <text:p text:style-name="a613" text:class-names="" text:cond-style-name=""><text:span text:style-name="a612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82" presentation:style-name="a615" draw:name="Образ слайда 1">
            <svg:title/>
            <svg:desc/>
          </draw:page-thumbnail>
          <draw:frame draw:id="id83" presentation:style-name="a61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Операторы" draw:style-name="a618" draw:master-page-name="Master1-Layout7-blank-Пустой-слайд" presentation:presentation-page-layout-name="Master1-PPL7" draw:id="Slide-257">
        <draw:frame draw:id="id84" presentation:style-name="a621" draw:name="Заголовок 1" svg:x="0.55118in" svg:y="0.08465in" svg:width="9.92087in" svg:height="0.56024in" presentation:class="title" presentation:placeholder="false">
          <draw:text-box>
            <text:p text:style-name="a620" text:class-names="" text:cond-style-name=""><text:span text:style-name="a619" text:class-names="">Операторы</text:span></text:p>
          </draw:text-box>
          <svg:title/>
          <svg:desc/>
        </draw:frame>
        <draw:frame draw:id="id85" draw:style-name="a624" draw:name="TextBox 2" svg:x="0.55118in" svg:y="0.70906in" svg:width="6.49606in" svg:height="0.4374in">
          <draw:text-box>
            <text:p text:style-name="a623" text:class-names="" text:cond-style-name=""><text:span text:style-name="a622" text:class-names="">incr++; // инкримент (выводит старое значение сначала ) постфиксный <text:line-break/>decr--; // декримент (выводит старое значение сначала)</text:span></text:p>
          </draw:text-box>
          <svg:title/>
          <svg:desc/>
        </draw:frame>
        <draw:frame draw:id="id86" draw:style-name="a633" draw:name="TextBox 3" svg:x="0.42087in" svg:y="1.23583in" svg:width="3.51614in" svg:height="0.53583in">
          <draw:text-box>
            <text:p text:style-name="a628" text:class-names="" text:cond-style-name=""><text:span text:style-name="a625" text:class-names="">++inct (</text:span><text:span text:style-name="a626" text:class-names="">увеличение на 1</text:span><text:span text:style-name="a627" text:class-names="">) // префиксный</text:span></text:p>
            <text:p text:style-name="a632" text:class-names="" text:cond-style-name=""><text:span text:style-name="a629" text:class-names="">--decr (</text:span><text:span text:style-name="a630" text:class-names="">уменьшение на 1</text:span><text:span text:style-name="a631" text:class-names="">) // префиксный</text:span></text:p>
          </draw:text-box>
          <svg:title/>
          <svg:desc/>
        </draw:frame>
        <draw:frame draw:id="id87" draw:style-name="a640" draw:name="TextBox 4" svg:x="0.7874in" svg:y="1.9685in" svg:width="3.14961in" svg:height="0.7874in">
          <draw:text-box>
            <text:p text:style-name="a635" text:class-names="" text:cond-style-name=""><text:span text:style-name="a634" text:class-names="">% <text:s text:c="1"/>- остаток от деления</text:span></text:p>
            <text:p text:style-name="a637" text:class-names="" text:cond-style-name=""><text:span text:style-name="a636" text:class-names="">== <text:s text:c="1"/>равенство по значению</text:span></text:p>
            <text:p text:style-name="a639" text:class-names="" text:cond-style-name=""><text:span text:style-name="a638" text:class-names="">=== строгое равенство по типу</text:span></text:p>
          </draw:text-box>
          <svg:title/>
          <svg:desc/>
        </draw:frame>
        <draw:frame draw:id="id88" draw:style-name="a647" draw:name="TextBox 5" svg:x="0.59055in" svg:y="2.75591in" svg:width="10.43307in" svg:height="0.97283in">
          <draw:text-box>
            <text:p text:style-name="a642" text:class-names="" text:cond-style-name=""><text:span text:style-name="a641" text:class-names="">&amp;&amp; «И» - возвращает первое ложное значение. Если выполняются оба условия тогда true. И выводит последнее true <text:s text:c="1"/><text:tab/><text:tab/></text:span></text:p>
            <text:p text:style-name="a644" text:class-names="" text:cond-style-name=""><text:span text:style-name="a643" text:class-names=""><text:tab/><text:tab/>Имеет высший приоритет над ИЛИ</text:span></text:p>
            <text:p text:style-name="a646" text:class-names="" text:cond-style-name=""><text:span text:style-name="a645" text:class-names=""><text:s text:c="2"/>|| <text:s text:c="1"/>«ИЛИ» - возвращает true если хоть одно условие true <text:s text:c="2"/></text:span></text:p>
          </draw:text-box>
          <svg:title/>
          <svg:desc/>
        </draw:frame>
        <draw:frame draw:id="id89" draw:style-name="a656" draw:name="TextBox 6" svg:x="0.7874in" svg:y="3.60748in" svg:width="4.33071in" svg:height="0.92008in">
          <draw:text-box>
            <text:p text:style-name="a649" text:class-names="" text:cond-style-name=""><text:span text:style-name="a648" text:class-names="">Тернарный оператор:</text:span></text:p>
            <text:p text:style-name="a651" text:class-names="" text:cond-style-name=""><text:span text:style-name="a650" text:class-names="">(4 == 4) ? console.log(«Ok») : console.log(«No»)</text:span></text:p>
            <text:p text:style-name="a653" text:class-names="" text:cond-style-name=""><text:span text:style-name="a652" text:class-names="">(условие) ? Выполнение1 : выполнение2</text:span></text:p>
            <text:p text:style-name="a655" text:class-names="" text:cond-style-name=""><text:span text:style-name="a654" text:class-names=""/></text:p>
          </draw:text-box>
          <svg:title/>
          <svg:desc/>
        </draw:frame>
        <draw:frame draw:id="id90" draw:style-name="a716" draw:name="TextBox 7" svg:x="0.77953in" svg:y="4.35079in" svg:width="3.15748in" svg:height="3.12953in">
          <draw:text-box>
            <text:p text:style-name="a658" text:class-names="" text:cond-style-name=""><text:span text:style-name="a657" text:class-names="">Switch:</text:span></text:p>
            <text:p text:style-name="a715" text:class-names="" text:cond-style-name=""><text:span text:style-name="a659" text:class-names="">const<text:s text:c="1"/></text:span><text:span text:style-name="a660" text:class-names="">num<text:s text:c="1"/></text:span><text:span text:style-name="a661" text:class-names="">=<text:s text:c="1"/></text:span><text:span text:style-name="a662" text:class-names="">50</text:span><text:span text:style-name="a663" text:class-names="">;<text:line-break/></text:span><text:span text:style-name="a664" text:class-names="">// проверяет на строгое сравнение<text:line-break/></text:span><text:span text:style-name="a665" text:class-names="">switch<text:s text:c="1"/></text:span><text:span text:style-name="a666" text:class-names="">(</text:span><text:span text:style-name="a667" text:class-names="">num</text:span><text:span text:style-name="a668" text:class-names="">) {<text:line-break/> <text:s text:c="3"/></text:span><text:span text:style-name="a669" text:class-names="">case<text:s text:c="1"/></text:span><text:span text:style-name="a670" text:class-names="">49</text:span><text:span text:style-name="a671" text:class-names="">:<text:line-break/> <text:s text:c="7"/></text:span><text:span text:style-name="a672" text:class-names="">console</text:span><text:span text:style-name="a673" text:class-names="">.</text:span><text:span text:style-name="a674" text:class-names="">log</text:span><text:span text:style-name="a675" text:class-names="">(</text:span><text:span text:style-name="a676" text:class-names="">'Неверно'</text:span><text:span text:style-name="a677" text:class-names="">)</text:span><text:span text:style-name="a678" text:class-names="">;<text:line-break/> <text:s text:c="7"/></text:span><text:span text:style-name="a679" text:class-names="">break</text:span><text:span text:style-name="a680" text:class-names="">;<text:line-break/> <text:s text:c="3"/></text:span><text:span text:style-name="a681" text:class-names="">case<text:s text:c="1"/></text:span><text:span text:style-name="a682" text:class-names="">100</text:span><text:span text:style-name="a683" text:class-names="">:<text:line-break/> <text:s text:c="7"/></text:span><text:span text:style-name="a684" text:class-names="">console</text:span><text:span text:style-name="a685" text:class-names="">.</text:span><text:span text:style-name="a686" text:class-names="">log</text:span><text:span text:style-name="a687" text:class-names="">(</text:span><text:span text:style-name="a688" text:class-names="">'Неверно'</text:span><text:span text:style-name="a689" text:class-names="">)</text:span><text:span text:style-name="a690" text:class-names="">;<text:line-break/> <text:s text:c="7"/></text:span><text:span text:style-name="a691" text:class-names="">break</text:span><text:span text:style-name="a692" text:class-names="">;<text:line-break/> <text:s text:c="3"/></text:span><text:span text:style-name="a693" text:class-names="">case<text:s text:c="1"/></text:span><text:span text:style-name="a694" text:class-names="">50</text:span><text:span text:style-name="a695" text:class-names="">:<text:line-break/> <text:s text:c="7"/></text:span><text:span text:style-name="a696" text:class-names="">console</text:span><text:span text:style-name="a697" text:class-names="">.</text:span><text:span text:style-name="a698" text:class-names="">log</text:span><text:span text:style-name="a699" text:class-names="">(</text:span><text:span text:style-name="a700" text:class-names="">'Ok'</text:span><text:span text:style-name="a701" text:class-names="">)</text:span><text:span text:style-name="a702" text:class-names="">;<text:line-break/> <text:s text:c="7"/></text:span><text:span text:style-name="a703" text:class-names="">break</text:span><text:span text:style-name="a704" text:class-names="">;<text:line-break/> <text:s text:c="3"/></text:span><text:span text:style-name="a705" text:class-names="">default</text:span><text:span text:style-name="a706" text:class-names="">:<text:line-break/> <text:s text:c="7"/></text:span><text:span text:style-name="a707" text:class-names="">console</text:span><text:span text:style-name="a708" text:class-names="">.</text:span><text:span text:style-name="a709" text:class-names="">log</text:span><text:span text:style-name="a710" text:class-names="">(</text:span><text:span text:style-name="a711" text:class-names="">'Не в этот раз'</text:span><text:span text:style-name="a712" text:class-names="">)</text:span><text:span text:style-name="a713" text:class-names="">;<text:line-break/></text:span><text:span text:style-name="a714" text:class-names="">}</text:span></text:p>
          </draw:text-box>
          <svg:title/>
          <svg:desc/>
        </draw:frame>
        <draw:frame draw:id="id91" draw:style-name="a731" draw:name="TextBox 8" svg:x="4.52756in" svg:y="4.52756in" svg:width="3.72756in" svg:height="1.63346in">
          <draw:text-box>
            <text:p text:style-name="a718" text:class-names="" text:cond-style-name=""><text:span text:style-name="a717" text:class-names="">5 сущностей которые всегда false:</text:span></text:p>
            <text:p text:style-name="a720" text:class-names="" text:cond-style-name=""><text:span text:style-name="a719" text:class-names="">0</text:span></text:p>
            <text:p text:style-name="a722" text:class-names="" text:cond-style-name=""><text:span text:style-name="a721" text:class-names="">«»</text:span></text:p>
            <text:p text:style-name="a724" text:class-names="" text:cond-style-name=""><text:span text:style-name="a723" text:class-names="">Null</text:span></text:p>
            <text:p text:style-name="a726" text:class-names="" text:cond-style-name=""><text:span text:style-name="a725" text:class-names="">Undefaned</text:span></text:p>
            <text:p text:style-name="a728" text:class-names="" text:cond-style-name=""><text:span text:style-name="a727" text:class-names="">NaN</text:span></text:p>
            <text:p text:style-name="a730" text:class-names="" text:cond-style-name=""><text:span text:style-name="a729" text:class-names=""/></text:p>
          </draw:text-box>
          <svg:title/>
          <svg:desc/>
        </draw:frame>
        <presentation:notes draw:style-name="a737">
          <draw:frame draw:id="id92" draw:style-name="a734" draw:name="Номер слайда 6" svg:x="4.67953in" svg:y="11.10827in" svg:width="3.5878in" svg:height="0.58425in">
            <draw:text-box>
              <text:p text:style-name="a733" text:class-names="" text:cond-style-name=""><text:span text:style-name="a732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93" presentation:style-name="a735" draw:name="Образ слайда 1">
            <svg:title/>
            <svg:desc/>
          </draw:page-thumbnail>
          <draw:frame draw:id="id94" presentation:style-name="a73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Циклы" draw:style-name="a738" draw:master-page-name="Master1-Layout7-blank-Пустой-слайд" presentation:presentation-page-layout-name="Master1-PPL7" draw:id="Slide-258">
        <draw:frame draw:id="id95" presentation:style-name="a741" draw:name="Заголовок 1" svg:x="0.55118in" svg:y="0.20197in" svg:width="9.92087in" svg:height="0.43386in" presentation:class="title" presentation:placeholder="false">
          <draw:text-box>
            <text:p text:style-name="a740" text:class-names="" text:cond-style-name=""><text:span text:style-name="a739" text:class-names="">Циклы</text:span></text:p>
          </draw:text-box>
          <svg:title/>
          <svg:desc/>
        </draw:frame>
        <draw:frame draw:id="id96" presentation:style-name="a742" draw:name="Текст 2" svg:x="0.55118in" svg:y="4.13386in" svg:width="9.92087in" svg:height="0.91299in" presentation:class="outline" presentation:placeholder="true">
          <draw:text-box/>
          <svg:title/>
          <svg:desc/>
        </draw:frame>
        <presentation:notes draw:style-name="a748">
          <draw:frame draw:id="id97" draw:style-name="a745" draw:name="Номер слайда 6" svg:x="4.67953in" svg:y="11.10827in" svg:width="3.5878in" svg:height="0.58425in">
            <draw:text-box>
              <text:p text:style-name="a744" text:class-names="" text:cond-style-name=""><text:span text:style-name="a743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98" presentation:style-name="a746" draw:name="Образ слайда 1">
            <svg:title/>
            <svg:desc/>
          </draw:page-thumbnail>
          <draw:frame draw:id="id99" presentation:style-name="a74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Методы и свойства строк и чисел" draw:style-name="a749" draw:master-page-name="Master1-Layout7-blank-Пустой-слайд" presentation:presentation-page-layout-name="Master1-PPL7" draw:id="Slide-259">
        <draw:frame draw:id="id100" presentation:style-name="a752" draw:name="Заголовок 1" svg:x="0.5122in" svg:y="0in" svg:width="9.92087in" svg:height="0.43386in" presentation:class="title" presentation:placeholder="false">
          <draw:text-box>
            <text:p text:style-name="a751" text:class-names="" text:cond-style-name=""><text:span text:style-name="a750" text:class-names="">Методы и свойства строк и чисел</text:span></text:p>
          </draw:text-box>
          <svg:title/>
          <svg:desc/>
        </draw:frame>
        <draw:frame draw:id="id101" presentation:style-name="a753" draw:name="Текст 2" svg:x="0.55118in" svg:y="4.33071in" svg:width="9.92087in" svg:height="0.71614in" presentation:class="outline" presentation:placeholder="true">
          <draw:text-box/>
          <svg:title/>
          <svg:desc/>
        </draw:frame>
        <draw:frame draw:id="id102" draw:style-name="a759" draw:name="TextBox 3" svg:x="0.15433in" svg:y="0.77008in" svg:width="5.04764in" svg:height="0.3573in">
          <draw:text-box>
            <text:p text:style-name="a758" text:class-names="" text:cond-style-name=""><text:span text:style-name="a754" text:class-names="">s</text:span><text:span text:style-name="a755" text:class-names="">tr</text:span><text:span text:style-name="a756" text:class-names="">.slice</text:span><text:span text:style-name="a757" text:class-names="">(номер с, номер по) — вырезать строку</text:span></text:p>
          </draw:text-box>
          <svg:title/>
          <svg:desc/>
        </draw:frame>
        <draw:frame draw:id="id103" draw:style-name="a765" draw:name="TextBox 4" svg:x="0.19685in" svg:y="1.1811in" svg:width="6.34921in" svg:height="0.3573in">
          <draw:text-box>
            <text:p text:style-name="a764" text:class-names="" text:cond-style-name=""><text:span text:style-name="a760" text:class-names="">s</text:span><text:span text:style-name="a761" text:class-names="">tr</text:span><text:span text:style-name="a762" text:class-names="">.substr</text:span><text:span text:style-name="a763" text:class-names="">(номер с, сколько символов) — вырезать символы</text:span></text:p>
          </draw:text-box>
          <svg:title/>
          <svg:desc/>
        </draw:frame>
        <draw:frame draw:id="id104" draw:style-name="a769" draw:name="TextBox 5" svg:x="0.19685in" svg:y="2.56375in" svg:width="8.66432in" svg:height="0.3573in">
          <draw:text-box>
            <text:p text:style-name="a768" text:class-names="" text:cond-style-name=""><text:span text:style-name="a766" text:class-names="">ParseInt</text:span><text:span text:style-name="a767" text:class-names="">() - обрезает до целой части и преобразует в число // `12.2рх` - 12</text:span></text:p>
          </draw:text-box>
          <svg:title/>
          <svg:desc/>
        </draw:frame>
        <draw:frame draw:id="id105" draw:style-name="a772" draw:name="TextBox 6" svg:x="0.19685in" svg:y="2.95276in" svg:width="9.53463in" svg:height="0.3573in">
          <draw:text-box>
            <text:p text:style-name="a771" text:class-names="" text:cond-style-name=""><text:span text:style-name="a770" text:class-names="">ParseFloat() - обрезает до плавающей точки и преобразует в число // `12.2рх` - 12.2</text:span></text:p>
          </draw:text-box>
          <svg:title/>
          <svg:desc/>
        </draw:frame>
        <draw:frame draw:id="id106" draw:style-name="a778" draw:name="TextBox 7" svg:x="0.19724in" svg:y="1.58976in" svg:width="6.29882in" svg:height="0.3573in">
          <draw:text-box>
            <text:p text:style-name="a777" text:class-names="" text:cond-style-name=""><text:span text:style-name="a773" text:class-names="">s</text:span><text:span text:style-name="a774" text:class-names="">tr</text:span><text:span text:style-name="a775" text:class-names="">.trim</text:span><text:span text:style-name="a776" text:class-names="">() — обрезать пробелы вначале и в конце строки</text:span></text:p>
          </draw:text-box>
          <svg:title/>
          <svg:desc/>
        </draw:frame>
        <presentation:notes draw:style-name="a784">
          <draw:frame draw:id="id107" draw:style-name="a781" draw:name="Номер слайда 6" svg:x="4.67953in" svg:y="11.10827in" svg:width="3.5878in" svg:height="0.58425in">
            <draw:text-box>
              <text:p text:style-name="a780" text:class-names="" text:cond-style-name=""><text:span text:style-name="a779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08" presentation:style-name="a782" draw:name="Образ слайда 1">
            <svg:title/>
            <svg:desc/>
          </draw:page-thumbnail>
          <draw:frame draw:id="id109" presentation:style-name="a78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Object" draw:style-name="a785" draw:master-page-name="Master1-Layout7-blank-Пустой-слайд" presentation:presentation-page-layout-name="Master1-PPL7" draw:id="Slide-260">
        <draw:frame draw:id="id110" presentation:style-name="a788" draw:name="Заголовок 1" svg:x="0.55118in" svg:y="0.04567in" svg:width="9.92087in" svg:height="0.40394in" presentation:class="title" presentation:placeholder="false">
          <draw:text-box>
            <text:p text:style-name="a787" text:class-names="" text:cond-style-name=""><text:span text:style-name="a786" text:class-names="">Object</text:span></text:p>
          </draw:text-box>
          <svg:title/>
          <svg:desc/>
        </draw:frame>
        <draw:frame draw:id="id111" presentation:style-name="a789" draw:name="Текст 2" svg:x="0.55118in" svg:y="4.33071in" svg:width="9.92087in" svg:height="0.71614in" presentation:class="outline" presentation:placeholder="true">
          <draw:text-box/>
          <svg:title/>
          <svg:desc/>
        </draw:frame>
        <draw:frame draw:id="id112" draw:style-name="a827" draw:name="TextBox 3" svg:x="0.59055in" svg:y="0.7874in" svg:width="5.90551in" svg:height="0.84527in">
          <draw:text-box>
            <text:p text:style-name="a826" text:class-names="" text:cond-style-name=""><text:span text:style-name="a790" text:class-names="">//<text:s text:c="1"/></text:span><text:span text:style-name="a791" text:class-names="">for</text:span><text:span text:style-name="a792" text:class-names=""><text:s text:c="1"/></text:span><text:span text:style-name="a793" text:class-names="">in</text:span><text:span text:style-name="a794" text:class-names=""><text:s text:c="1"/>цикл перебора ключ: значение в объекте<text:line-break/></text:span><text:span text:style-name="a795" text:class-names="">for</text:span><text:span text:style-name="a796" text:class-names="">(</text:span><text:span text:style-name="a797" text:class-names="">let</text:span><text:span text:style-name="a798" text:class-names=""><text:s text:c="1"/></text:span><text:span text:style-name="a799" text:class-names="">key</text:span><text:span text:style-name="a800" text:class-names=""><text:s text:c="1"/></text:span><text:span text:style-name="a801" text:class-names="">in</text:span><text:span text:style-name="a802" text:class-names=""><text:s text:c="1"/></text:span><text:span text:style-name="a803" text:class-names="">options</text:span><text:span text:style-name="a804" text:class-names="">) {<text:line-break/> <text:s text:c="3"/></text:span><text:span text:style-name="a805" text:class-names="">console</text:span><text:span text:style-name="a806" text:class-names="">.</text:span><text:span text:style-name="a807" text:class-names="">log</text:span><text:span text:style-name="a808" text:class-names="">(</text:span><text:span text:style-name="a809" text:class-names="">`Свойство<text:s text:c="1"/></text:span><text:span text:style-name="a810" text:class-names="">$</text:span><text:span text:style-name="a811" text:class-names="">{</text:span><text:span text:style-name="a812" text:class-names="">key</text:span><text:span text:style-name="a813" text:class-names="">}</text:span><text:span text:style-name="a814" text:class-names=""><text:s text:c="1"/>имеет значение:<text:s text:c="1"/></text:span><text:span text:style-name="a815" text:class-names="">$</text:span><text:span text:style-name="a816" text:class-names="">{</text:span><text:span text:style-name="a817" text:class-names="">options</text:span><text:span text:style-name="a818" text:class-names="">[</text:span><text:span text:style-name="a819" text:class-names="">key</text:span><text:span text:style-name="a820" text:class-names="">]</text:span><text:span text:style-name="a821" text:class-names="">}</text:span><text:span text:style-name="a822" text:class-names="">`</text:span><text:span text:style-name="a823" text:class-names="">)</text:span><text:span text:style-name="a824" text:class-names="">;<text:line-break/></text:span><text:span text:style-name="a825" text:class-names="">}</text:span></text:p>
          </draw:text-box>
          <svg:title/>
          <svg:desc/>
        </draw:frame>
        <draw:frame draw:id="id113" draw:style-name="a832" draw:name="TextBox 4" svg:x="0.59055in" svg:y="1.77165in" svg:width="10.43307in" svg:height="0.84527in">
          <draw:text-box>
            <text:p text:style-name="a829" text:class-names="" text:cond-style-name=""><text:span text:style-name="a828" text:class-names="">Метод Object.keys() возвращает массив из собственных перечисляемых свойств переданного объекта, в том же порядке, в котором они бы обходились циклом for...in (разница между циклом и методом в том, что цикл перечисляет свойства и из цепочки прототипов).</text:span></text:p>
            <text:p text:style-name="a831" text:class-names="" text:cond-style-name=""><text:span text:style-name="a830" text:class-names="">Object.keys(obj)</text:span></text:p>
          </draw:text-box>
          <svg:title/>
          <svg:desc/>
        </draw:frame>
        <draw:frame draw:id="id114" draw:style-name="a845" draw:name="TextBox 5" svg:x="0.59055in" svg:y="2.75591in" svg:width="9.47835in" svg:height="0.28543in">
          <draw:text-box>
            <text:p text:style-name="a844" text:class-names="" text:cond-style-name=""><text:span text:style-name="a833" text:class-names="">const<text:s text:c="1"/></text:span><text:span text:style-name="a834" text:class-names="">{</text:span><text:span text:style-name="a835" text:class-names="">border</text:span><text:span text:style-name="a836" text:class-names="">,<text:s text:c="1"/></text:span><text:span text:style-name="a837" text:class-names="">bg</text:span><text:span text:style-name="a838" text:class-names="">}<text:s text:c="1"/></text:span><text:span text:style-name="a839" text:class-names="">=<text:s text:c="1"/></text:span><text:span text:style-name="a840" text:class-names="">obj</text:span><text:span text:style-name="a841" text:class-names="">.</text:span><text:span text:style-name="a842" text:class-names="">colors</text:span><text:span text:style-name="a843" text:class-names="">// деструткуризация объекта - достать свойства объекта, вложенные в объект</text:span></text:p>
          </draw:text-box>
          <svg:title/>
          <svg:desc/>
        </draw:frame>
        <presentation:notes draw:style-name="a851">
          <draw:frame draw:id="id115" draw:style-name="a848" draw:name="Номер слайда 6" svg:x="4.67953in" svg:y="11.10827in" svg:width="3.5878in" svg:height="0.58425in">
            <draw:text-box>
              <text:p text:style-name="a847" text:class-names="" text:cond-style-name=""><text:span text:style-name="a846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16" presentation:style-name="a849" draw:name="Образ слайда 1">
            <svg:title/>
            <svg:desc/>
          </draw:page-thumbnail>
          <draw:frame draw:id="id117" presentation:style-name="a85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Массивы" draw:style-name="a852" draw:master-page-name="Master1-Layout7-blank-Пустой-слайд" presentation:presentation-page-layout-name="Master1-PPL7" draw:id="Slide-261">
        <draw:frame draw:id="id118" presentation:style-name="a855" draw:name="Заголовок 1" svg:x="0.55118in" svg:y="0in" svg:width="9.92087in" svg:height="0.40394in" presentation:class="title" presentation:placeholder="false">
          <draw:text-box>
            <text:p text:style-name="a854" text:class-names="" text:cond-style-name=""><text:span text:style-name="a853" text:class-names="">Массивы и псевдо массивы</text:span></text:p>
          </draw:text-box>
          <svg:title/>
          <svg:desc/>
        </draw:frame>
        <draw:frame draw:id="id119" presentation:style-name="a856" draw:name="Текст 2" svg:x="0.59055in" svg:y="5.48465in" svg:width="9.92087in" svg:height="0.71614in" presentation:class="outline" presentation:placeholder="true">
          <draw:text-box/>
          <svg:title/>
          <svg:desc/>
        </draw:frame>
        <draw:frame draw:id="id120" draw:style-name="a898" draw:name="TextBox 5" svg:x="0.06731in" svg:y="0.81189in" svg:width="6.33654in" svg:height="2.52441in">
          <draw:text-box>
            <text:p text:style-name="a864" text:class-names="" text:cond-style-name=""><text:span text:style-name="a857" text:class-names="">a</text:span><text:span text:style-name="a858" text:class-names="">rr.pop</text:span><text:span text:style-name="a859" text:class-names="">() -<text:s text:c="1"/></text:span><text:span text:style-name="a860" text:class-names="">удаляет </text:span><text:span text:style-name="a861" text:class-names="">последний</text:span><text:span text:style-name="a862" text:class-names=""> элемент из массива и возвращает его значение.</text:span><text:span text:style-name="a863" text:class-names=""/></text:p>
            <text:p text:style-name="a875" text:class-names="" text:cond-style-name=""><text:span text:style-name="a865" text:class-names="">a</text:span><text:span text:style-name="a866" text:class-names="">rr</text:span><text:span text:style-name="a867" text:class-names="">.push</text:span><text:span text:style-name="a868" text:class-names="">(</text:span><text:span text:style-name="a869" text:class-names="">)</text:span><text:span text:style-name="a870" text:class-names=""><text:s text:c="1"/>-<text:s text:c="1"/></text:span><text:span text:style-name="a871" text:class-names="">добавляет<text:s text:c="1"/></text:span><text:span text:style-name="a872" text:class-names="">один или более элементов в конец массива и возвращает новую длину массива</text:span><text:span text:style-name="a873" text:class-names="">.</text:span><text:span text:style-name="a874" text:class-names=""/></text:p>
            <text:p text:style-name="a877" text:class-names="" text:cond-style-name=""><text:span text:style-name="a876" text:class-names=""/></text:p>
            <text:p text:style-name="a895" text:class-names="" text:cond-style-name=""><text:span text:style-name="a878" text:class-names="">//<text:s text:c="1"/></text:span><text:span text:style-name="a879" text:class-names="">перебор элементов в<text:s text:c="1"/></text:span><text:span text:style-name="a880" text:class-names="">массивоподобном</text:span><text:span text:style-name="a881" text:class-names=""><text:s text:c="1"/>объекте<text:line-break/></text:span><text:span text:style-name="a882" text:class-names="">for<text:s text:c="1"/></text:span><text:span text:style-name="a883" text:class-names="">(</text:span><text:span text:style-name="a884" text:class-names="">let<text:s text:c="1"/></text:span><text:span text:style-name="a885" text:class-names="">arrayElement</text:span><text:span text:style-name="a886" text:class-names=""><text:s text:c="1"/>of<text:s text:c="1"/></text:span><text:span text:style-name="a887" text:class-names="">array</text:span><text:span text:style-name="a888" text:class-names="">) {<text:line-break/> <text:s text:c="1"/></text:span><text:span text:style-name="a889" text:class-names="">console.log</text:span><text:span text:style-name="a890" text:class-names="">(</text:span><text:span text:style-name="a891" text:class-names="">arrayElement</text:span><text:span text:style-name="a892" text:class-names="">)<text:line-break/></text:span><text:span text:style-name="a893" text:class-names="">}</text:span><text:span text:style-name="a894" text:class-names=""/></text:p>
            <text:p text:style-name="a897" text:class-names="" text:cond-style-name=""><text:span text:style-name="a896" text:class-names=""/></text:p>
          </draw:text-box>
          <svg:title/>
          <svg:desc/>
        </draw:frame>
        <presentation:notes draw:style-name="a904">
          <draw:frame draw:id="id121" draw:style-name="a901" draw:name="Номер слайда 6" svg:x="4.67953in" svg:y="11.10827in" svg:width="3.5878in" svg:height="0.58425in">
            <draw:text-box>
              <text:p text:style-name="a900" text:class-names="" text:cond-style-name=""><text:span text:style-name="a899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22" presentation:style-name="a902" draw:name="Образ слайда 1">
            <svg:title/>
            <svg:desc/>
          </draw:page-thumbnail>
          <draw:frame draw:id="id123" presentation:style-name="a90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Титульный слайд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Заголовок и объект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Заголовок раздела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Два объекта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Сравнение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Только заголовок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Пустой слайд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Объект с подписью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Рисунок с подписью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Заголовок и вертикальный текст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Вертикальный заголовок и текст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Обычный" style:page-layout-name="pageLayout1" draw:style-name="a0">
      <draw:frame draw:id="id0" presentation:style-name="a3" draw:name="Заголовок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Текст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Пятый уровень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Дата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Нижний колонтитул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Номер слайда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Образ слайда 1">
          <svg:title/>
          <svg:desc/>
        </draw:page-thumbnail>
        <draw:frame draw:id="id6" presentation:style-name="a33" draw:name="Заметки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Верхний колонтитул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Дата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Нижний колонтитул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Номер слайда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47">
      <draw:frame draw:id="id11" presentation:style-name="a51" draw:name="Заголовок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Образец заголовка</text:span><text:span text:style-name="a49" text:class-names=""/></text:p>
        </draw:text-box>
        <svg:title/>
        <svg:desc/>
      </draw:frame>
      <draw:frame draw:id="id12" presentation:style-name="a55" draw:name="Подзаголовок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Образец подзаголовка</text:span><text:span text:style-name="a53" text:class-names=""/></text:p>
        </draw:text-box>
        <svg:title/>
        <svg:desc/>
      </draw:frame>
      <draw:frame draw:id="id13" presentation:style-name="a58" draw:name="Дата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Нижний колонтитул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Номер слайда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Образ слайда 1">
          <svg:title/>
          <svg:desc/>
        </draw:page-thumbnail>
        <draw:frame draw:id="id6" presentation:style-name="a69" draw:name="Заметки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Верхний колонтитул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Дата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Нижний колонтитул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Номер слайда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83">
      <draw:frame draw:id="id16" presentation:style-name="a87" draw:name="Заголовок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Образец заголовка</text:span><text:span text:style-name="a85" text:class-names=""/></text:p>
        </draw:text-box>
        <svg:title/>
        <svg:desc/>
      </draw:frame>
      <draw:frame draw:id="id17" presentation:style-name="a103" draw:name="Объект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Образец текста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Второй уровень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Пятый уровень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Дата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Нижний колонтитул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Номер слайда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Образ слайда 1">
          <svg:title/>
          <svg:desc/>
        </draw:page-thumbnail>
        <draw:frame draw:id="id6" presentation:style-name="a117" draw:name="Заметки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Верхний колонтитул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Дата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Нижний колонтитул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Номер слайда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31">
      <draw:frame draw:id="id21" presentation:style-name="a135" draw:name="Заголовок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Образец заголовка</text:span><text:span text:style-name="a133" text:class-names=""/></text:p>
        </draw:text-box>
        <svg:title/>
        <svg:desc/>
      </draw:frame>
      <draw:frame draw:id="id22" presentation:style-name="a139" draw:name="Текст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Образец текста</text:span></text:p>
            </text:list-item>
          </text:list>
        </draw:text-box>
        <svg:title/>
        <svg:desc/>
      </draw:frame>
      <draw:frame draw:id="id23" presentation:style-name="a142" draw:name="Дата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Нижний колонтитул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Номер слайда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Образ слайда 1">
          <svg:title/>
          <svg:desc/>
        </draw:page-thumbnail>
        <draw:frame draw:id="id6" presentation:style-name="a153" draw:name="Заметки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Верхний колонтитул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Дата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Нижний колонтитул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Номер слайда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67">
      <draw:frame draw:id="id26" presentation:style-name="a171" draw:name="Заголовок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Образец заголовка</text:span><text:span text:style-name="a169" text:class-names=""/></text:p>
        </draw:text-box>
        <svg:title/>
        <svg:desc/>
      </draw:frame>
      <draw:frame draw:id="id27" presentation:style-name="a187" draw:name="Объект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Образец текста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Второй уровень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Пятый уровень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Объект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Образец текста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Второй уровень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Пятый уровень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Дата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Нижний колонтитул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Номер слайда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Образ слайда 1">
          <svg:title/>
          <svg:desc/>
        </draw:page-thumbnail>
        <draw:frame draw:id="id6" presentation:style-name="a217" draw:name="Заметки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Верхний колонтитул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Дата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Нижний колонтитул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Номер слайда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31">
      <draw:frame draw:id="id32" presentation:style-name="a235" draw:name="Заголовок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Образец заголовка</text:span><text:span text:style-name="a233" text:class-names=""/></text:p>
        </draw:text-box>
        <svg:title/>
        <svg:desc/>
      </draw:frame>
      <draw:frame draw:id="id33" presentation:style-name="a239" draw:name="Текст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Образец текста</text:span></text:p>
            </text:list-item>
          </text:list>
        </draw:text-box>
        <svg:title/>
        <svg:desc/>
      </draw:frame>
      <draw:frame draw:id="id34" presentation:style-name="a255" draw:name="Объект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Образец текста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Второй уровень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Пятый уровень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Текст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Образец текста</text:span></text:p>
            </text:list-item>
          </text:list>
        </draw:text-box>
        <svg:title/>
        <svg:desc/>
      </draw:frame>
      <draw:frame draw:id="id36" presentation:style-name="a275" draw:name="Объект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Образец текста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Второй уровень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Пятый уровень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Дата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Нижний колонтитул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Номер слайда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Образ слайда 1">
          <svg:title/>
          <svg:desc/>
        </draw:page-thumbnail>
        <draw:frame draw:id="id6" presentation:style-name="a289" draw:name="Заметки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Верхний колонтитул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Дата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Нижний колонтитул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Номер слайда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03">
      <draw:frame draw:id="id40" presentation:style-name="a307" draw:name="Заголовок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Образец заголовка</text:span><text:span text:style-name="a305" text:class-names=""/></text:p>
        </draw:text-box>
        <svg:title/>
        <svg:desc/>
      </draw:frame>
      <draw:frame draw:id="id41" presentation:style-name="a310" draw:name="Дата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Нижний колонтитул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Номер слайда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Образ слайда 1">
          <svg:title/>
          <svg:desc/>
        </draw:page-thumbnail>
        <draw:frame draw:id="id6" presentation:style-name="a321" draw:name="Заметки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Верхний колонтитул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Дата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Нижний колонтитул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Номер слайда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35">
      <draw:frame draw:id="id44" presentation:style-name="a338" draw:name="Дата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Нижний колонтитул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Номер слайда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Образ слайда 1">
          <svg:title/>
          <svg:desc/>
        </draw:page-thumbnail>
        <draw:frame draw:id="id6" presentation:style-name="a349" draw:name="Заметки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Верхний колонтитул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Дата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Нижний колонтитул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Номер слайда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63">
      <draw:frame draw:id="id47" presentation:style-name="a367" draw:name="Заголовок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Образец заголовка</text:span><text:span text:style-name="a365" text:class-names=""/></text:p>
        </draw:text-box>
        <svg:title/>
        <svg:desc/>
      </draw:frame>
      <draw:frame draw:id="id48" presentation:style-name="a383" draw:name="Объект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Образец текста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Второй уровень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Пятый уровень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Текст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Образец текста</text:span></text:p>
            </text:list-item>
          </text:list>
        </draw:text-box>
        <svg:title/>
        <svg:desc/>
      </draw:frame>
      <draw:frame draw:id="id50" presentation:style-name="a390" draw:name="Дата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Нижний колонтитул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Номер слайда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Образ слайда 1">
          <svg:title/>
          <svg:desc/>
        </draw:page-thumbnail>
        <draw:frame draw:id="id6" presentation:style-name="a401" draw:name="Заметки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Верхний колонтитул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Дата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Нижний колонтитул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Номер слайда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415">
      <draw:frame draw:id="id53" presentation:style-name="a419" draw:name="Заголовок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Образец заголовка</text:span><text:span text:style-name="a417" text:class-names=""/></text:p>
        </draw:text-box>
        <svg:title/>
        <svg:desc/>
      </draw:frame>
      <draw:frame draw:id="id54" presentation:style-name="a422" draw:name="Рисунок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Текст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Образец текста</text:span></text:p>
            </text:list-item>
          </text:list>
        </draw:text-box>
        <svg:title/>
        <svg:desc/>
      </draw:frame>
      <draw:frame draw:id="id56" presentation:style-name="a429" draw:name="Дата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Нижний колонтитул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Номер слайда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Образ слайда 1">
          <svg:title/>
          <svg:desc/>
        </draw:page-thumbnail>
        <draw:frame draw:id="id6" presentation:style-name="a440" draw:name="Заметки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Верхний колонтитул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Дата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Нижний колонтитул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Номер слайда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54">
      <draw:frame draw:id="id59" presentation:style-name="a458" draw:name="Заголовок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Образец заголовка</text:span><text:span text:style-name="a456" text:class-names=""/></text:p>
        </draw:text-box>
        <svg:title/>
        <svg:desc/>
      </draw:frame>
      <draw:frame draw:id="id60" presentation:style-name="a475" draw:name="Вертикальный текст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Образец текста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Второй уровень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Пятый уровень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Дата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Нижний колонтитул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Номер слайда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Образ слайда 1">
          <svg:title/>
          <svg:desc/>
        </draw:page-thumbnail>
        <draw:frame draw:id="id6" presentation:style-name="a489" draw:name="Заметки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Верхний колонтитул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Дата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Нижний колонтитул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Номер слайда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503">
      <draw:frame draw:id="id64" presentation:style-name="a507" draw:name="Вертикальный заголовок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Образец заголовка</text:span><text:span text:style-name="a505" text:class-names=""/></text:p>
        </draw:text-box>
        <svg:title/>
        <svg:desc/>
      </draw:frame>
      <draw:frame draw:id="id65" presentation:style-name="a524" draw:name="Вертикальный текст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Образец текста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Второй уровень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Пятый уровень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Дата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Нижний колонтитул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Номер слайда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Образ слайда 1">
          <svg:title/>
          <svg:desc/>
        </draw:page-thumbnail>
        <draw:frame draw:id="id6" presentation:style-name="a538" draw:name="Заметки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Верхний колонтитул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Дата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Нижний колонтитул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Номер слайда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Верхний колонтитул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Дата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Нижний колонтитул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Номер слайда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creator>Олег Кирбаба</dc:creator>
    <meta:creation-date>2024-06-28T11:46:01Z</meta:creation-date>
    <dc:date>2024-07-17T07:16:37Z</dc:date>
    <meta:editing-cycles>10</meta:editing-cycles>
    <meta:editing-duration>PT199249S</meta:editing-duration>
    <meta:document-statistic meta:paragraph-count="63" meta:word-count="535"/>
  </office:meta>
</office:document-meta>
</file>